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6<text:s/>100<text:s/>5<text:s/>34</text:span></text:p>
      <text:p text:style-name="P2"><text:span text:style-name="T2_1">0.5586987270155577<text:s text:c="2"/>0.5077793493635048<text:s text:c="2"/>0.49222065063648723<text:s text:c="2"/>0.07496463932107922<text:s text:c="2"/>-0.09618104667609728<text:s text:c="2"/>-0.8033946251768052<text:s text:c="2"/>-1.0<text:s text:c="2"/>-0.37777777777777777<text:s text:c="2"/>-0.19999999999999996<text:s text:c="2"/>0.8666666666666665<text:s text:c="2"/>-0.37777777777777777<text:s text:c="2"/></text:span></text:p>
      <text:p text:style-name="P3"><text:span text:style-name="T3_1">0.9660537482319647<text:s text:c="2"/>0.8995756718528944<text:s text:c="2"/>0.8995756718528944<text:s text:c="2"/>0.4724186704384694<text:s text:c="2"/>0.2687411598302738<text:s text:c="2"/>-0.584158415841576<text:s text:c="2"/>1.0<text:s text:c="2"/>1.0<text:s text:c="2"/>-0.8222222222222221<text:s text:c="2"/>-0.24444444444444435<text:s text:c="2"/>-0.9555555555555555<text:s text:c="2"/></text:span></text:p>
      <text:p text:style-name="P4"><text:span text:style-name="T4_1">0.6223479490806278<text:s text:c="2"/>0.5685997171145747<text:s text:c="2"/>0.5601131541725577<text:s text:c="2"/>0.15558698727015097<text:s text:c="2"/>-0.022630834512026188<text:s text:c="2"/>-0.7850070721357874<text:s text:c="2"/>-1.0<text:s text:c="2"/>-0.37777777777777777<text:s text:c="2"/>-0.19999999999999996<text:s text:c="2"/>-1.0<text:s text:c="2"/>0.4222222222222223<text:s text:c="2"/></text:span></text:p>
      <text:p text:style-name="P5"><text:span text:style-name="T5_1">0.7892503536067879<text:s text:c="2"/>0.7298444130127342<text:s text:c="2"/>0.7256011315417337<text:s text:c="2"/>0.3253182461103272<text:s text:c="2"/>0.14002828854314942<text:s text:c="2"/>-0.6435643564356458<text:s text:c="2"/>0.15555555555555545<text:s text:c="2"/>1.0<text:s text:c="2"/>0.8222222222222222<text:s text:c="2"/>0.02222222222222192<text:s text:c="2"/>1.0<text:s text:c="2"/></text:span></text:p>
      <text:p text:style-name="P6"><text:span text:style-name="T6_1">0.7213578500707172<text:s text:c="2"/>0.6647807637906638<text:s text:c="2"/>0.6506364922206465<text:s text:c="2"/>0.21074964639322036<text:s text:c="2"/>0.02545968882602634<text:s text:c="2"/>-0.7383309759547348<text:s text:c="2"/>0.02222222222222192<text:s text:c="2"/>-0.15555555555555545<text:s text:c="2"/>0.33333333333333326<text:s text:c="2"/>-0.022222222222222476<text:s text:c="2"/>0.911111111111111<text:s text:c="2"/></text:span></text:p>
      <text:p text:style-name="P7"><text:span text:style-name="T7_1">0.6647807637906638<text:s text:c="2"/>0.6082036775106103<text:s text:c="2"/>0.6096181046676106<text:s text:c="2"/>0.2545968882602565<text:s text:c="2"/>0.08345120226308<text:s text:c="2"/>-0.6718528995756645<text:s text:c="2"/>-1.0<text:s text:c="2"/>0.19999999999999996<text:s text:c="2"/>1.0<text:s text:c="2"/>-0.9111111111111111<text:s text:c="2"/>0.19999999999999996<text:s text:c="2"/></text:span></text:p>
      <text:p text:style-name="P8"><text:span text:style-name="T8_1">0.5318246110325391<text:s text:c="2"/>0.4823196605374864<text:s text:c="2"/>0.4596888260254681<text:s text:c="2"/>0.016973125884025775<text:s text:c="2"/>-0.15558698727015097<text:s text:c="2"/>-0.8557284299858582<text:s text:c="2"/>-1.0<text:s text:c="2"/>-0.8666666666666666<text:s text:c="2"/>0.15555555555555545<text:s text:c="2"/>0.4222222222222223<text:s text:c="2"/>1.0<text:s text:c="2"/></text:span></text:p>
      <text:p text:style-name="P9"><text:span text:style-name="T9_1">0.8019801980198049<text:s text:c="2"/>0.7425742574257512<text:s text:c="2"/>0.7284299858557339<text:s text:c="2"/>0.2814710042432911<text:s text:c="2"/>0.09618104667609728<text:s text:c="2"/>-0.6591230551626632<text:s text:c="2"/>0.6444444444444442<text:s text:c="2"/>-0.5555555555555558<text:s text:c="2"/>0.911111111111111<text:s text:c="2"/>0.5111111111111108<text:s text:c="2"/>-0.28888888888888886<text:s text:c="2"/></text:span></text:p>
      <text:p text:style-name="P10"><text:span text:style-name="T10_1">0.19377652050920258<text:s text:c="2"/>0.1527581329561507<text:s text:c="2"/>0.14144271570014966<text:s text:c="2"/>-0.14568599717115005<text:s text:c="2"/>-0.2602545968882569<text:s text:c="2"/>-0.8613861386138587<text:s text:c="2"/>-0.7777777777777777<text:s text:c="2"/>0.02222222222222192<text:s text:c="2"/>1.0<text:s text:c="2"/>-0.37777777777777777<text:s text:c="2"/>0.7777777777777777<text:s text:c="2"/></text:span></text:p>
      <text:p text:style-name="P11"><text:span text:style-name="T11_1">0.9674681753889649<text:s text:c="2"/>0.9009900990099105<text:s text:c="2"/>0.9024045261669107<text:s text:c="2"/>0.4724186704384694<text:s text:c="2"/>0.27015558698727404<text:s text:c="2"/>-0.5855728429985922<text:s text:c="2"/>1.0<text:s text:c="2"/>0.9555555555555555<text:s text:c="2"/>-0.8222222222222221<text:s text:c="2"/>-0.28888888888888886<text:s text:c="2"/>-0.9111111111111111<text:s text:c="2"/></text:span></text:p>
      <text:p text:style-name="P12"><text:span text:style-name="T12_1">0.9519094766619474<text:s text:c="2"/>0.8868458274398932<text:s text:c="2"/>0.8854314002828931<text:s text:c="2"/>0.45261669024045137<text:s text:c="2"/>0.250353606789256<text:s text:c="2"/>-0.5983026874115934<text:s text:c="2"/>1.0<text:s text:c="2"/>0.911111111111111<text:s text:c="2"/>-0.8666666666666666<text:s text:c="2"/>-0.11111111111111094<text:s text:c="2"/>-0.9111111111111111<text:s text:c="2"/></text:span></text:p>
      <text:p text:style-name="P13"><text:span text:style-name="T13_1">0.6181046676096273<text:s text:c="2"/>0.5643564356435742<text:s text:c="2"/>0.5558698727015574<text:s text:c="2"/>0.16124469589816748<text:s text:c="2"/>-0.00990099009900891<text:s text:c="2"/>-0.739745403111735<text:s text:c="2"/>-1.0<text:s text:c="2"/>-1.0<text:s text:c="2"/>1.0<text:s text:c="2"/>-1.0<text:s text:c="2"/>0.19999999999999996<text:s text:c="2"/></text:span></text:p>
      <text:p text:style-name="P14"><text:span text:style-name="T14_1">0.6973125884016989<text:s text:c="2"/>0.6407355021216454<text:s text:c="2"/>0.6350777934936451<text:s text:c="2"/>0.24045261669023898<text:s text:c="2"/>0.05940594059406168<text:s text:c="2"/>-0.7171145685997169<text:s text:c="2"/>-0.5111111111111113<text:s text:c="2"/>0.7333333333333332<text:s text:c="2"/>0.15555555555555545<text:s text:c="2"/>-0.37777777777777777<text:s text:c="2"/>1.0<text:s text:c="2"/></text:span></text:p>
      <text:p text:style-name="P15"><text:span text:style-name="T15_1">0.9490806223479471<text:s text:c="2"/>0.8826025459688929<text:s text:c="2"/>0.8840169731258929<text:s text:c="2"/>0.4667609618104689<text:s text:c="2"/>0.27015558698727404<text:s text:c="2"/>-0.5544554455445572<text:s text:c="2"/>0.8666666666666665<text:s text:c="2"/>0.24444444444444446<text:s text:c="2"/>0.6888888888888887<text:s text:c="2"/>-0.8666666666666666<text:s text:c="2"/>-0.4666666666666668<text:s text:c="2"/></text:span></text:p>
      <text:p text:style-name="P16"><text:span text:style-name="T16_1">0.7256011315417337<text:s text:c="2"/>0.667609618104664<text:s text:c="2"/>0.6633663366336637<text:s text:c="2"/>0.2687411598302738<text:s text:c="2"/>0.09052333804809676<text:s text:c="2"/>-0.6732673267326645<text:s text:c="2"/>-0.37777777777777777<text:s text:c="2"/>-0.37777777777777777<text:s text:c="2"/>1.0<text:s text:c="2"/>-1.0<text:s text:c="2"/>0.19999999999999996<text:s text:c="2"/></text:span></text:p>
      <text:p text:style-name="P17"><text:span text:style-name="T17_1">0.6506364922206465<text:s text:c="2"/>0.5968882602545933<text:s text:c="2"/>0.582743988684592<text:s text:c="2"/>0.15417256011315073<text:s text:c="2"/>-0.02687411598302658<text:s text:c="2"/>-0.7779349363507706<text:s text:c="2"/>-0.37777777777777777<text:s text:c="2"/>0.4666666666666668<text:s text:c="2"/>-0.28888888888888886<text:s text:c="2"/>0.5999999999999996<text:s text:c="2"/>1.0<text:s text:c="2"/></text:span></text:p>
      <text:p text:style-name="P18"><text:span text:style-name="T18_1">0.9759547383309817<text:s text:c="2"/>0.9094766619519112<text:s text:c="2"/>0.9108910891089115<text:s text:c="2"/>0.48797736916548673<text:s text:c="2"/>0.2871287128712916<text:s text:c="2"/>-0.5473833097595405<text:s text:c="2"/>1.0<text:s text:c="2"/>0.24444444444444446<text:s text:c="2"/>0.37777777777777777<text:s text:c="2"/>-0.8666666666666666<text:s text:c="2"/>-0.7777777777777777<text:s text:c="2"/></text:span></text:p>
      <text:p text:style-name="P19"><text:span text:style-name="T19_1">0.7057991513437158<text:s text:c="2"/>0.6492220650636462<text:s text:c="2"/>0.6379066478076452<text:s text:c="2"/>0.21216407355022038<text:s text:c="2"/>0.031117397454026863<text:s text:c="2"/>-0.7312588401697342<text:s text:c="2"/>-0.28888888888888886<text:s text:c="2"/>-0.5555555555555558<text:s text:c="2"/>0.4222222222222223<text:s text:c="2"/>-0.6000000000000002<text:s text:c="2"/>0.37777777777777777<text:s text:c="2"/></text:span></text:p>
      <text:p text:style-name="P20"><text:span text:style-name="T20_1">0.9321074964639295<text:s text:c="2"/>0.8670438472418753<text:s text:c="2"/>0.8656294200848751<text:s text:c="2"/>0.43705799151343405<text:s text:c="2"/>0.24045261669023898<text:s text:c="2"/>-0.5756718528995752<text:s text:c="2"/>0.8666666666666665<text:s text:c="2"/>-0.19999999999999996<text:s text:c="2"/>0.8222222222222222<text:s text:c="2"/>-1.0<text:s text:c="2"/>-0.33333333333333337<text:s text:c="2"/></text:span></text:p>
      <text:p text:style-name="P21"><text:span text:style-name="T21_1">0.6209335219236276<text:s text:c="2"/>0.5671852899575744<text:s text:c="2"/>0.5586987270155577<text:s text:c="2"/>0.16407355021216774<text:s text:c="2"/>-0.007072135785008649<text:s text:c="2"/>-0.7369165487977347<text:s text:c="2"/>-0.9555555555555555<text:s text:c="2"/>-0.7333333333333332<text:s text:c="2"/>1.0<text:s text:c="2"/>-0.6888888888888887<text:s text:c="2"/>0.33333333333333326<text:s text:c="2"/></text:span></text:p>
      <text:p text:style-name="P22"><text:span text:style-name="T22_1">0.6633663366336637<text:s text:c="2"/>0.6082036775106103<text:s text:c="2"/>0.6011315417256098<text:s text:c="2"/>0.20084865629420334<text:s text:c="2"/>0.02687411598302658<text:s text:c="2"/>-0.7171145685997169<text:s text:c="2"/>-0.6000000000000002<text:s text:c="2"/>-0.15555555555555545<text:s text:c="2"/>0.911111111111111<text:s text:c="2"/>-0.33333333333333337<text:s text:c="2"/>0.6444444444444442<text:s text:c="2"/></text:span></text:p>
      <text:p text:style-name="P23"><text:span text:style-name="T23_1">0.6958981612446988<text:s text:c="2"/>0.6393210749646454<text:s text:c="2"/>0.6379066478076452<text:s text:c="2"/>0.25742574257425677<text:s text:c="2"/>0.0792079207920795<text:s text:c="2"/>-0.697312588401699<text:s text:c="2"/>-0.6000000000000002<text:s text:c="2"/>0.8666666666666665<text:s text:c="2"/>0.33333333333333326<text:s text:c="2"/>-0.4222222222222223<text:s text:c="2"/>0.8222222222222222<text:s text:c="2"/></text:span></text:p>
      <text:p text:style-name="P24"><text:span text:style-name="T24_1">0.6067892503536103<text:s text:c="2"/>0.5530410183875571<text:s text:c="2"/>0.5431400282885401<text:s text:c="2"/>0.14710042432815018<text:s text:c="2"/>-0.02404526166902632<text:s text:c="2"/>-0.749646393210752<text:s text:c="2"/>-1.0<text:s text:c="2"/>-0.7777777777777777<text:s text:c="2"/>0.9555555555555555<text:s text:c="2"/>-0.6444444444444442<text:s text:c="2"/>0.37777777777777777<text:s text:c="2"/></text:span></text:p>
      <text:p text:style-name="P25"><text:span text:style-name="T25_1">0.6478076379066462<text:s text:c="2"/>0.594059405940593<text:s text:c="2"/>0.5785007072135755<text:s text:c="2"/>0.14710042432815018<text:s text:c="2"/>-0.02687411598302658<text:s text:c="2"/>-0.7425742574257352<text:s text:c="2"/>-0.37777777777777777<text:s text:c="2"/>-1.0<text:s text:c="2"/>0.4222222222222223<text:s text:c="2"/>0.5999999999999996<text:s text:c="2"/>-0.9111111111111111<text:s text:c="2"/></text:span></text:p>
      <text:p text:style-name="P26"><text:span text:style-name="T26_1">0.9717114568599814<text:s text:c="2"/>0.905233380480911<text:s text:c="2"/>0.906647807637911<text:s text:c="2"/>0.4823196605374864<text:s text:c="2"/>0.27864214992927483<text:s text:c="2"/>-0.5742574257425752<text:s text:c="2"/>1.0<text:s text:c="2"/>1.0<text:s text:c="2"/>-0.7333333333333332<text:s text:c="2"/>-0.28888888888888886<text:s text:c="2"/>-1.0<text:s text:c="2"/></text:span></text:p>
      <text:p text:style-name="P27"><text:span text:style-name="T27_1">0.6407355021216454<text:s text:c="2"/>0.5869872701555923<text:s text:c="2"/>0.571428571428575<text:s text:c="2"/>0.1527581329561507<text:s text:c="2"/>-0.016973125884009566<text:s text:c="2"/>-0.7142857142857166<text:s text:c="2"/>-0.37777777777777777<text:s text:c="2"/>-1.0<text:s text:c="2"/>1.0<text:s text:c="2"/>1.0<text:s text:c="2"/>-1.0<text:s text:c="2"/></text:span></text:p>
      <text:p text:style-name="P28"><text:span text:style-name="T28_1">0.21499292786422064<text:s text:c="2"/>0.17256011315416853<text:s text:c="2"/>0.16265912305516772<text:s text:c="2"/>-0.12871287128713238<text:s text:c="2"/>-0.2446958981612395<text:s text:c="2"/>-0.8557284299858582<text:s text:c="2"/>-0.6444444444444442<text:s text:c="2"/>0.06666666666666643<text:s text:c="2"/>0.911111111111111<text:s text:c="2"/>-0.33333333333333337<text:s text:c="2"/>0.6888888888888887<text:s text:c="2"/></text:span></text:p>
      <text:p text:style-name="P29"><text:span text:style-name="T29_1">0.8910891089108937<text:s text:c="2"/>0.8302687411598397<text:s text:c="2"/>0.8161244695898224<text:s text:c="2"/>0.3380480905233445<text:s text:c="2"/>0.13861386138613319<text:s text:c="2"/>-0.6746817538896808<text:s text:c="2"/>1.0<text:s text:c="2"/>-0.9111111111111111<text:s text:c="2"/>0.33333333333333326<text:s text:c="2"/>-1.0<text:s text:c="2"/>0.28888888888888875<text:s text:c="2"/></text:span></text:p>
      <text:p text:style-name="P30"><text:span text:style-name="T30_1">0.666195190947664<text:s text:c="2"/>0.6096181046676106<text:s text:c="2"/>0.60396039603961<text:s text:c="2"/>0.20933521923620413<text:s text:c="2"/>0.033946251768043334<text:s text:c="2"/>-0.7128712871287164<text:s text:c="2"/>-0.6444444444444442<text:s text:c="2"/>-0.19999999999999996<text:s text:c="2"/>0.9555555555555555<text:s text:c="2"/>-0.5555555555555558<text:s text:c="2"/>0.6444444444444442<text:s text:c="2"/></text:span></text:p>
      <text:p text:style-name="P31"><text:span text:style-name="T31_1">0.6704384724186805<text:s text:c="2"/>0.6124469589816108<text:s text:c="2"/>0.6152758132956111<text:s text:c="2"/>0.26166902404525705<text:s text:c="2"/>0.09052333804809676<text:s text:c="2"/>-0.6605374823196635<text:s text:c="2"/>-1.0<text:s text:c="2"/>-0.06666666666666643<text:s text:c="2"/>1.0<text:s text:c="2"/>-1.0<text:s text:c="2"/>-0.33333333333333337<text:s text:c="2"/></text:span></text:p>
      <text:p text:style-name="P32"><text:span text:style-name="T32_1">0.6902404526166983<text:s text:c="2"/>0.6350777934936451<text:s text:c="2"/>0.6237623762376279<text:s text:c="2"/>0.1994342291372031<text:s text:c="2"/>0.018387553041025795<text:s text:c="2"/>-0.7383309759547348<text:s text:c="2"/>-0.37777777777777777<text:s text:c="2"/>-0.5555555555555558<text:s text:c="2"/>0.37777777777777777<text:s text:c="2"/>-0.4666666666666668<text:s text:c="2"/>0.28888888888888875<text:s text:c="2"/></text:span></text:p>
      <text:p text:style-name="P33"><text:span text:style-name="T33_1">0.6265912305516281<text:s text:c="2"/>0.571428571428575<text:s text:c="2"/>0.562942008486558<text:s text:c="2"/>0.166902404526168<text:s text:c="2"/>-0.005657708628008518<text:s text:c="2"/>-0.7468175388967517<text:s text:c="2"/>-1.0<text:s text:c="2"/>-1.0<text:s text:c="2"/>0.4222222222222223<text:s text:c="2"/>-1.0<text:s text:c="2"/>-0.37777777777777777<text:s text:c="2"/></text:span></text:p>
      <text:p text:style-name="P34"><text:span text:style-name="T34_1">0.6124469589816108<text:s text:c="2"/>0.5586987270155577<text:s text:c="2"/>0.5516265912305569<text:s text:c="2"/>0.16548797736916798<text:s text:c="2"/>-0.005657708628008518<text:s text:c="2"/>-0.739745403111735<text:s text:c="2"/>-1.0<text:s text:c="2"/>-0.15555555555555545<text:s text:c="2"/>0.33333333333333326<text:s text:c="2"/>-0.022222222222222476<text:s text:c="2"/>-0.28888888888888886<text:s text:c="2"/></text:span></text:p>
      <text:p text:style-name="P35"><text:span text:style-name="T35_1">0.9618104667609644<text:s text:c="2"/>0.8953323903818939<text:s text:c="2"/>0.8981612446958942<text:s text:c="2"/>0.47383309759546943<text:s text:c="2"/>0.27157001414427406<text:s text:c="2"/>-0.5813295615275758<text:s text:c="2"/>0.911111111111111<text:s text:c="2"/>1.0<text:s text:c="2"/>-0.7777777777777777<text:s text:c="2"/>-0.33333333333333337<text:s text:c="2"/>-0.9555555555555555<text:s text:c="2"/>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